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left" draw:textarea-vertical-align="middle"/>
    </style:style>
    <style:style style:name="gr3" style:family="graphic" style:parent-style-name="standard">
      <style:graphic-properties draw:marker-end="Arrow" draw:marker-end-width="0.3cm" draw:textarea-horizontal-align="right" draw:textarea-vertical-align="botto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top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text:animation="none" text:animation-direction="right"/>
    </style:style>
    <style:style style:name="gr8" style:family="graphic" style:parent-style-name="standard">
      <style:graphic-properties draw:marker-end="Arrow" draw:marker-end-width="0.3cm" draw:textarea-horizontal-align="right" draw:textarea-vertical-align="middle"/>
    </style:style>
    <style:style style:name="gr9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2" draw:id="id13" draw:layer="layout" svg:width="3.388cm" svg:height="1.659cm" svg:x="10.412cm" svg:y="12.671cm">
          <text:p text:style-name="P1">Codificaçã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4.198cm" svg:height="2.387cm" svg:x="12.5cm" svg:y="15.613cm">
          <text:p text:style-name="P1">Funcionou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draw:id="id1" draw:layer="controls" svg:width="3.783cm" svg:height="1.6cm" svg:x="12.717cm" svg:y="6.3cm">
          <text:p text:style-name="P1"><text:span text:style-name="T1">Devevolviment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4" draw:layer="controls" draw:type="line" svg:x1="14.608cm" svg:y1="7.898cm" svg:x2="14.598cm" svg:y2="15.613cm" draw:start-shape="id1" draw:start-glue-point="6" draw:end-shape="id2" draw:end-glue-point="4">
          <text:p text:style-name="P4">Teste</text:p>
        </draw:connector>
        <draw:custom-shape draw:style-name="gr1" draw:text-style-name="P2" draw:id="id11" draw:layer="controls" svg:width="4.4cm" svg:height="1.5cm" svg:x="12.4cm" svg:y="19.3cm">
          <text:p text:style-name="P1">Documentaçã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Requisitos" draw:style-name="gr1" draw:text-style-name="P1" draw:id="id4" draw:layer="controls" svg:width="3.5cm" svg:height="1.3cm" svg:x="4.55cm" svg:y="3.2cm">
          <draw:glue-point draw:id="8" svg:x="-5cm" svg:y="4cm"/>
          <text:p text:style-name="P1">Requisi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controls" svg:width="4cm" svg:height="2.8cm" svg:x="4.3cm" svg:y="12.1cm">
          <text:p text:style-name="P1">Entendid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controls" draw:line-skew="-0.9cm" svg:x1="4.3cm" svg:y1="13.499cm" svg:x2="4.55cm" svg:y2="3.849cm" draw:start-shape="id3" draw:start-glue-point="5" draw:end-shape="id4" draw:end-glue-point="5">
          <text:p text:style-name="P1">Não</text:p>
        </draw:connector>
        <draw:connector draw:style-name="gr4" draw:text-style-name="P2" draw:layer="controls" draw:type="line" svg:x1="6.299cm" svg:y1="4.5cm" svg:x2="6.299cm" svg:y2="5.2cm" draw:start-shape="id4" draw:start-glue-point="6" draw:end-shape="id5" draw:end-glue-point="4">
          <text:p/>
        </draw:connector>
        <draw:custom-shape draw:style-name="gr1" draw:text-style-name="P2" draw:id="id7" draw:layer="controls" svg:width="2.7cm" svg:height="1.5cm" svg:x="4.95cm" svg:y="9.6cm">
          <text:p text:style-name="P1">Dado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controls" draw:type="line" svg:x1="6.299cm" svg:y1="8.6cm" svg:x2="6.299cm" svg:y2="9.6cm" draw:start-shape="id6" draw:start-glue-point="6" draw:end-shape="id7" draw:end-glue-point="5">
          <text:p/>
        </draw:connector>
        <draw:connector draw:style-name="gr4" draw:text-style-name="P2" draw:layer="controls" draw:type="line" svg:x1="6.299cm" svg:y1="11.1cm" svg:x2="6.299cm" svg:y2="12.1cm" draw:start-shape="id7" draw:start-glue-point="8" draw:end-shape="id3" draw:end-glue-point="4">
          <text:p/>
        </draw:connector>
        <draw:custom-shape draw:name="Inicio" draw:style-name="gr1" draw:text-style-name="P2" draw:id="id8" draw:layer="controls" svg:width="4cm" svg:height="1cm" svg:x="4.3cm" svg:y="1.5cm">
          <svg:title>Inicio</svg:title>
          <svg:desc>Inicio do projeto</svg:desc>
          <text:p text:style-name="P1">Inici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controls" draw:type="line" svg:x1="6.299cm" svg:y1="2.5cm" svg:x2="6.299cm" svg:y2="3.2cm" draw:start-shape="id8" draw:start-glue-point="6" draw:end-shape="id4" draw:end-glue-point="4">
          <text:p/>
        </draw:connector>
        <draw:custom-shape draw:style-name="gr1" draw:text-style-name="P2" draw:id="id10" draw:layer="controls" svg:width="4cm" svg:height="2cm" svg:x="4.3cm" svg:y="16.7cm">
          <text:p text:style-name="P1">Lista</text:p>
          <text:p text:style-name="P1">discussã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9" draw:layer="controls" svg:width="4cm" svg:height="2.8cm" svg:x="4.5cm" svg:y="24.7cm">
          <text:p text:style-name="P1">Entendid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controls" draw:line-skew="1.05cm" svg:x1="8.498cm" svg:y1="26.099cm" svg:x2="8.298cm" svg:y2="17.699cm" draw:start-shape="id9" draw:start-glue-point="7" draw:end-shape="id10" draw:end-glue-point="7">
          <text:p text:style-name="P1">Não</text:p>
        </draw:connector>
        <draw:connector draw:style-name="gr3" draw:text-style-name="P1" draw:layer="controls" draw:line-skew="0cm -2cm" svg:x1="6.499cm" svg:y1="27.498cm" svg:x2="4.55cm" svg:y2="4.37cm" draw:start-shape="id9" draw:start-glue-point="6" draw:end-shape="id4" draw:end-glue-point="8">
          <text:p text:style-name="P1">Sim</text:p>
        </draw:connector>
        <draw:connector draw:style-name="gr5" draw:text-style-name="P1" draw:layer="layout" draw:type="line" svg:x1="6.299cm" svg:y1="14.898cm" svg:x2="6.299cm" svg:y2="16.7cm" draw:start-shape="id3" draw:start-glue-point="6" draw:end-shape="id10" draw:end-glue-point="4">
          <text:p text:style-name="P1"><text:s text:c="2"/>Gerou dúvida</text:p>
        </draw:connector>
        <draw:connector draw:style-name="gr6" draw:text-style-name="P1" draw:layer="layout" svg:x1="6.299cm" svg:y1="18.7cm" svg:x2="4.5cm" svg:y2="26.099cm" draw:start-shape="id10" draw:start-glue-point="6" draw:end-shape="id9" draw:end-glue-point="5">
          <text:p text:style-name="P1">Perguntar</text:p>
        </draw:connector>
        <draw:custom-shape draw:style-name="gr1" draw:text-style-name="P5" draw:id="id5" draw:layer="layout" svg:width="4cm" svg:height="1.3cm" svg:x="4.3cm" svg:y="5.2cm">
          <draw:glue-point draw:id="8" svg:x="-5cm" svg:y="4cm"/>
          <text:p text:style-name="P1"><text:span text:style-name="T1">Análise código</text:span></text:p>
          <text:p text:style-name="P1"><text:span text:style-name="T1">fon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id="id6" draw:layer="layout" svg:width="3.5cm" svg:height="1.3cm" svg:x="4.55cm" svg:y="7.3cm">
          <draw:glue-point draw:id="8" svg:x="-5cm" svg:y="4cm"/>
          <text:p text:style-name="P1"><text:span text:style-name="T1">Leitura código</text:span></text:p>
          <text:p text:style-name="P1"><text:span text:style-name="T1">fon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6.299cm" svg:y1="6.5cm" svg:x2="6.299cm" svg:y2="7.3cm" draw:start-shape="id5" draw:start-glue-point="6" draw:end-shape="id6" draw:end-glue-point="4">
          <text:p/>
        </draw:connector>
        <draw:custom-shape draw:style-name="gr1" draw:text-style-name="P2" draw:id="id14" draw:layer="layout" svg:width="4cm" svg:height="1.5cm" svg:x="12.7cm" svg:y="26.6cm">
          <text:p text:style-name="P1">Postage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4.599cm" svg:y1="20.8cm" svg:x2="14.699cm" svg:y2="22.3cm" draw:start-shape="id11" draw:start-glue-point="6" draw:end-shape="id12" draw:end-glue-point="4">
          <text:p/>
        </draw:connector>
        <draw:connector draw:style-name="gr4" draw:text-style-name="P2" draw:layer="layout" draw:type="line" svg:x1="14.598cm" svg:y1="18cm" svg:x2="14.599cm" svg:y2="19.3cm" draw:start-shape="id2" draw:start-glue-point="6" draw:end-shape="id11" draw:end-glue-point="4">
          <text:p/>
        </draw:connector>
        <draw:custom-shape draw:style-name="gr1" draw:text-style-name="P6" draw:id="id12" draw:layer="layout" svg:width="5cm" svg:height="2.5cm" svg:x="12.2cm" svg:y="22.3cm">
          <text:p text:style-name="P1"><text:span text:style-name="T2">Req. acabara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17.199cm" svg:y1="23.549cm" svg:x2="14.608cm" svg:y2="6.3cm" draw:start-shape="id12" draw:start-glue-point="7" draw:end-shape="id1" draw:end-glue-point="4">
          <text:p text:style-name="P1">Não</text:p>
        </draw:connector>
        <draw:connector draw:style-name="gr4" draw:text-style-name="P2" draw:layer="layout" draw:type="line" svg:x1="8.298cm" svg:y1="13.499cm" svg:x2="10.412cm" svg:y2="13.499cm" draw:start-shape="id3" draw:start-glue-point="7" draw:end-shape="id13" draw:end-glue-point="5">
          <text:p/>
        </draw:connector>
        <draw:connector draw:style-name="gr4" draw:text-style-name="P2" draw:layer="layout" svg:x1="12.105cm" svg:y1="12.671cm" svg:x2="12.717cm" svg:y2="7.099cm" draw:start-shape="id13" draw:start-glue-point="4" draw:end-shape="id1" draw:end-glue-point="5">
          <text:p/>
        </draw:connector>
        <draw:connector draw:style-name="gr2" draw:text-style-name="P1" draw:layer="layout" draw:type="line" svg:x1="14.699cm" svg:y1="24.799cm" svg:x2="14.7cm" svg:y2="26.6cm" draw:start-shape="id12" draw:start-glue-point="6" draw:end-shape="id14" draw:end-glue-point="0">
          <text:p text:style-name="P1">Sim</text:p>
        </draw:connector>
      </draw:page>
      <draw:page draw:name="page2" draw:style-name="dp1" draw:master-page-name="Padrão">
        <office:forms form:automatic-focus="false" form:apply-design-mode="false"/>
        <draw:custom-shape draw:style-name="gr9" draw:text-style-name="P1" draw:layer="layout" svg:width="17.5cm" svg:height="4.5cm" svg:x="2.3cm" svg:y="7.2cm">
          <text:p text:style-name="P1">Artefato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8.5cm" svg:y="1.5cm">
          <text:p text:style-name="P1">Necessida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.5cm" svg:height="2cm" svg:x="7.5cm" svg:y="4.4cm">
          <text:p text:style-name="P1">Busca de</text:p>
          <text:p text:style-name="P1">informaçõ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5cm" svg:height="2cm" svg:x="3.5cm" svg:y="8.575cm">
          <text:p text:style-name="P1">Lista de</text:p>
          <text:p text:style-name="P1"><text:s/>discussã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2cm" svg:x="7.5cm" svg:y="8.575cm">
          <text:p text:style-name="P1">Leitura de guias </text:p>
          <text:p text:style-name="P1">gerais do proje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2cm" svg:x="13cm" svg:y="8.575cm">
          <text:p text:style-name="P1">Exploração do</text:p>
          <text:p text:style-name="P1">código fo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.8cm" svg:height="1.7cm" svg:x="7cm" svg:y="15cm">
          <text:p text:style-name="P1">Postagem e discussão</text:p>
          <text:p text:style-name="P1">de intençõ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.8cm" svg:x="8cm" svg:y="17.5cm">
          <text:p text:style-name="P1">Avaliação da </text:p>
          <text:p text:style-name="P1">comunida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5cm" svg:height="1.6cm" svg:x="8.2cm" svg:y="23.4cm">
          <text:p text:style-name="P1">Análise dos</text:p>
          <text:p text:style-name="P1">caminh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cm" svg:height="1.5cm" svg:x="8.5cm" svg:y="12.5cm">
          <text:p text:style-name="P1">Exploração</text:p>
          <text:p text:style-name="P1">técnic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.6cm" svg:x="7.95cm" svg:y="26.5cm">
          <text:p text:style-name="P1">Ciclo de </text:p>
          <text:p text:style-name="P1">desenvolvimen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.5cm" svg:height="1.5cm" svg:x="7.2cm" svg:y="20.5cm">
          <text:p text:style-name="P1">Avaliação dos</text:p>
          <text:p text:style-name="P1">resultados e decisão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João Freitas</meta:initial-creator>
    <meta:creation-date>2007-11-03T18:10:27</meta:creation-date>
    <dc:creator>João Freitas</dc:creator>
    <dc:date>2008-02-24T18:43:40</dc:date>
    <meta:editing-cycles>16</meta:editing-cycles>
    <meta:editing-duration>PT2H25M24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inicial de um fluxograma básico para contribuição de projetos" VL:creator="João Freitas" dc:date-time="2007-11-16T21:47:36"/>
</VL:version-list>
</file>